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1" svg:font-family="'IBM Plex Sans Devanagari'" style:font-family-generic="swiss"/>
    <style:font-face style:name="Calibri" svg:font-family="Calibri" style:font-family-generic="roman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style:font-name="IBM Plex Sans"/>
    </style:style>
    <style:style style:name="P3" style:family="paragraph" style:parent-style-name="Standard">
      <style:text-properties style:font-name="IBM Plex Sans" fo:font-size="20pt" style:font-size-asian="20pt" style:font-size-complex="20pt"/>
    </style:style>
    <style:style style:name="P4" style:family="paragraph" style:parent-style-name="Standard">
      <style:text-properties style:font-name="IBM Plex Sans" officeooo:rsid="0018cc41" officeooo:paragraph-rsid="0018cc41"/>
    </style:style>
    <style:style style:name="P5" style:family="paragraph" style:parent-style-name="Standard">
      <style:text-properties style:font-name="IBM Plex Sans" officeooo:rsid="0019faa5" officeooo:paragraph-rsid="0019faa5"/>
    </style:style>
    <style:style style:name="P6" style:family="paragraph" style:parent-style-name="Standard">
      <style:text-properties style:font-name="IBM Plex Sans" officeooo:rsid="001b7679" officeooo:paragraph-rsid="001b7679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eabb" style:font-size-asian="20pt" style:font-size-complex="20pt"/>
    </style:style>
    <style:style style:name="T3" style:family="text">
      <style:text-properties fo:font-size="20pt" officeooo:rsid="001b7679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\chapter{Introdução}</text:span></text:p>
      <text:p text:style-name="P3"/>
      <text:p text:style-name="P2"><text:span text:style-name="T1">Na estratificação \cite{1} usual da programação de computadores, as linguagens de programação que utilizamos para instruir os processadores das máquinas a executarem determinado tipo de tarefa tendem a ser categorizadas como linguagens de alto ou baixo nível. O nível em si descreve o grau de estratificação --- lê-se: complexidade de implementação crescente e inteligibilidade humana, inversamente, decrescente. \par</text:span></text:p>
      <text:p text:style-name="P2"><text:span text:style-name="T1">Linguagens de alto nível abstraem, no processo de sua estratificação em estruturas de código mais robustas, conceitos complexos em símbolos simples --- expressões de um conteúdo que, para o programador que faz uso destas linguagens, deve estar de certa forma oculto para que o programador possa desenvolver seu software de maneira mais dinâmica, direcionando sua atenção e energia para o problema a ser resolvido, não mais tendo que dividir estes recursos mentais e físicos com as imprescindíveis minúcias do </text:span><text:soft-page-break/><text:span text:style-name="T1">gerenciamento de memória ou dos laços de repetição confusos e ilegíveis no nível do código de máquina \cite{2}. <text:s/>\par</text:span></text:p>
      <text:p text:style-name="P3"/>
      <text:p text:style-name="P2"><text:span text:style-name="T1">\chapter{O código de máquina}</text:span></text:p>
      <text:p text:style-name="P3"/>
      <text:p text:style-name="P2"><text:span text:style-name="T1">É de senso comum a noção de que computadores leem 0s e 1s \cite{3}, binária. Na prática, o processador recebe instruções do que fazer por meio de um fluxo de bits, divididos em bytes, que, quando traduzidos internamente para uma determinada instrução, fazem com que o processador a execute. Invariavelmente, é óbvio que manter uma tabela de traduções para números binários é demasiadamente difícil e longe do ideal. <text:s/>\par</text:span></text:p>
      <text:p text:style-name="P2"><text:span text:style-name="T1">Para a facilitação do ato de programar, abstrações foram sendo feitas criando-se representações mais legíveis a seres humanos que descrevam construtos lógicos de programação mais complexos, possibilitando que muito seja feito escrevendo-se pouco. <text:s/>\par</text:span></text:p>
      <text:p text:style-name="P2"><text:soft-page-break/><text:span text:style-name="T1">Linguagens de alto nível tendem a ser escritas em sintaxes amigáveis para ser, logo após, traduzidas em um código otimizado que é de fato lido pelo processador --- o processo de compilação. Dividida em vários estágios, a compilação é focada em converter linguagens de alto nível em código de máquina. Para tanto, compiladores costumam implementar também um montador, software capaz de converter o código compilado em uma linguagem de montagem que é uma notação direta do código de máquina sendo executado pelo processador. É a linguagem Assembly. Caso queiramos de fato ler o que está sendo executado pelo processador, uma linguagem de montagem é uma das diversas notações escritas (como por exemplo a representação hexadecimal) do grande número binário que é de fato processado pelo processador \cite{dragonbook}. <text:s/>\par</text:span></text:p>
      <text:p text:style-name="P3"/>
      <text:p text:style-name="P2"><text:span text:style-name="T1">\figure{comando xd mostrando os bagui}</text:span></text:p>
      <text:p text:style-name="P3"/>
      <text:p text:style-name="P2"><text:soft-page-break/><text:span text:style-name="T1">\section{O código em si}</text:span></text:p>
      <text:p text:style-name="P3"/>
      <text:p text:style-name="P2"><text:span text:style-name="T1">Uma instrução, na maioria das arquiteturas de processador, pode ser dividida em duas partes principais: o código de operação (operation code ou \textit{opcode}) e o operando, que serve como parâmetro ou dado a ser processado. </text:span></text:p>
      <text:p text:style-name="P2"><text:span text:style-name="T1">\figure{exemplos_assembly}</text:span></text:p>
      <text:p text:style-name="P3"/>
      <text:p text:style-name="P2"><text:span text:style-name="T1">A emissão das instruções a ser controladas pelo firmware ou pelo circuito integrado da CPU é intermediada pelas chamadas de sistema do sistema operacional em utilização, de forma que, em computadores modernos, a despeito dos arcaicos mainframes dos anos 50 --- que eram de fato programados em código de máquina e executados diretamente pelo processador ---, os softwares modernos têm seu funcionamento mediado por um sistema operacional --- muito provavelmente advindo do Unix ---, que isola suas instruções em processos os seus processos em \</text:span><text:soft-page-break/><text:span text:style-name="T1">textit{threads}, e encontra-se ainda mais estratificado \cite{ https://www.csie.ntu.edu.tw/~ktw/InfoSys/PDF_file/UNIX_Process_Management.pdf }. \par</text:span></text:p>
      <text:p text:style-name="P2"><text:span text:style-name="T1">\figure{esquema_threads}</text:span></text:p>
      <text:p text:style-name="P2"><text:span text:style-name="T1">O código de máquina pode ser gerado tanto pelo processo de compilação --- seja um compilador \textit{ahead of time}, que compila todo o código para código de máquina de antemão, antes da execução do mesmo; seja um compilador \textit{just in time}, que compila um código intermediário, em tempo de execução, poupando tempo de compilação ao passo que sacrifica performance --- quanto de interpretação, onde, em tempo de execução, o código é traduzido para código de máquina conforme é executado diretamente de uma linguagem de alto nível, muitas vezes fazendo uso de uma máquina virtual ou um software interpretador propriamente dito, um \textit{runtime}. \par</text:span></text:p>
      <text:p text:style-name="P3"/>
      <text:p text:style-name="P2"><text:span text:style-name="T1">\chapter{O código de máquina, hoje}</text:span></text:p>
      <text:p text:style-name="P3"><text:soft-page-break/></text:p>
      <text:p text:style-name="P2"><text:span text:style-name="T1">Com o advento das linguagens interpretadas (como Python, Ruby e JavaScript) ou executadas em máquinas virtuais (como Erlang, Java e C#), o código de máquina tem se tornado um fato cada vez mais distante do dia a dia do programador médio. A complexidade no tratamento de erros de memória e de otimização, a dificuldade à acessibilidade suscitada pela ininteligibilidade de notações como Assembly no que concerne a construções lógicas mais elaboradas, e as necessidades do mercado em geral têm movido a comunidade de desenvolvimento a soluções de programação de alto nível que abstraem suplícios --- muitas vezes vistos como acadêmicos --- da arquitetura de computadores e de software, buscando uma maior dinamicidade no desenvolvimento. \par</text:span></text:p>
      <text:p text:style-name="P4"><text:bookmark text:name="_GoBack"/><text:span text:style-name="T1">Isso não significa que o baixo nível esteja totalmente fora de questão no âmbito do desenvolvimento contemporâneo. Diversos campos da tecnologia, além ou aquém da academia, fazem uso constante de </text:span><text:soft-page-break/><text:span text:style-name="T1">programação em código de máquina, como por exemplo na manufatura de chips de hardware e no desenvolvimento de drivers para os mesmos; na programação de dispositivos em sistemas embarcados que necessitam de performance otimizada e são dotados de poucos recursos; no desenvolvimento do estado da arte, seja da matemática computacional, </text:span><text:span text:style-name="T2">seja </text:span><text:span text:style-name="T1">da computação quântica </text:span><text:span text:style-name="T2">ou até mesmo em cálculos da física de partículas ou astronomia. \par</text:span></text:p>
      <text:p text:style-name="P4"/>
      <text:p text:style-name="P5"><text:span text:style-name="T2">\</text:span><text:span text:style-name="T1">chapter{Conclusão}</text:span></text:p>
      <text:p text:style-name="P5"><text:span text:style-name="T1">O código de máquina, muito mais que uma notação para a descrição de instruções de processadores, é uma \textit{interface} direta entre seres humanos e computadores. Possuir conhecimento acerca da realidade subjacente à linguagem de níveis mais altos permite aos desenvolvedores criar softwares de melhor acurácia lógica, uma vez que a programação em código de máquina requer toda uma recontextualização do modo de pensar </text:span><text:span text:style-name="T3">muitas </text:span><text:soft-page-break/><text:span text:style-name="T3">vezes</text:span><text:span text:style-name="T1"> relaxado dos desenvolvedores de linguagens de alto nível. \par</text:span></text:p>
      <text:p text:style-name="P6"><text:span text:style-name="T1">Um conhecimento anagógico da arquitetura de computadores é imprescindível à programação mais precisa e performática de softwares de importância muitas vezes crítica, como sistemas de veículos e aparelhos médicos, assim como à programação de softwares mais supérfluos, uma vez que estes também são capazes de entregar valor --- muitas vezes ainda mais que softwares de importância crítica. Com efeito, todo software deve ser tratado como arte.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1" svg:font-family="'IBM Plex Sans Devanagari'" style:font-family-generic="swiss"/>
    <style:font-face style:name="Calibri" svg:font-family="Calibri" style:font-family-generic="roman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Gian Fonseca Lemos</meta:initial-creator>
    <meta:editing-cycles>26</meta:editing-cycles>
    <meta:creation-date>2021-06-11T17:51:00</meta:creation-date>
    <dc:date>2021-06-18T21:48:10.329655854</dc:date>
    <meta:editing-duration>PT2H11M42S</meta:editing-duration>
    <meta:generator>LibreOffice/7.1.4.2$Linux_X86_64 LibreOffice_project/10$Build-2</meta:generator>
    <meta:document-statistic meta:table-count="0" meta:image-count="0" meta:object-count="0" meta:page-count="8" meta:paragraph-count="20" meta:word-count="994" meta:character-count="6630" meta:non-whitespace-character-count="5653"/>
    <meta:user-defined meta:name="AppVersion">15.0000</meta:user-defined>
    <meta:template xlink:type="simple" xlink:actuate="onRequest" xlink:title="Normal" xlink:href=""/>
  </office:meta>
</office:document-meta>
</file>